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ST WESTERN PLUS Redondo Beach Inn <text:line-break/>1850 South Pacific Coast Highway<text:line-break/>Redondo Beach, Ca 90277<text:line-break/>310-540-3700 </text:p>
      <text:p text:style-name="Standard"/>
      <text:p text:style-name="Standard">$205-$235 / night</text:p>
      <text:p text:style-name="Standard"/>
      <text:p text:style-name="Standard">Great location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rglass Wells</meta:initial-creator>
    <meta:creation-date>2016-05-30T08:26:31</meta:creation-date>
    <dc:date>2016-05-30T08:35:57</dc:date>
    <dc:creator>Hourglass Wells</dc:creator>
    <meta:editing-duration>PT6M2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3" meta:word-count="21" meta:character-count="139" meta:non-whitespace-character-count="119"/>
  </office:meta>
</office:document-meta>
</file>